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72cm" fo:min-width="3.532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64cm" fo:min-width="2.47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2cm" fo:min-width="2.61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3.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vertical-align="middle" draw:auto-grow-height="false" fo:min-height="2.651cm" fo:min-width="2.701cm"/>
    </style:style>
    <style:style style:name="gr9" style:family="graphic" style:parent-style-name="standard">
      <style:graphic-properties svg:stroke-color="#000000" draw:fill="solid" draw:fill-color="#000000" draw:textarea-vertical-align="middle" draw:auto-grow-height="false" fo:min-height="2.551cm" fo:min-width="2.601cm"/>
    </style:style>
    <style:style style:name="gr10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316cm" fo:min-width="0.13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cm" svg:height="3cm" svg:x="11.1cm" svg:y="3.1cm">
          <text:p text:style-name="P1">Main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2cm" svg:x="1.2cm" svg:y="8.3cm">
          <text:p text:style-name="P1">Game 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cm" svg:height="1.7cm" svg:x="19.1cm" svg:y="9.5cm">
          <text:p text:style-name="P1">Settings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6cm" svg:height="1.8cm" svg:x="10.2cm" svg:y="9.4cm">
          <text:p text:style-name="P1">Highscore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8cm" svg:y1="4.5cm" svg:x2="20.566cm" svg:y2="5.943cm">
          <text:p text:style-name="P2"><text:span text:style-name="T1">Exit</text:span></text:p>
          <text:p text:style-name="P2"><text:span text:style-name="T1"/></text:p>
        </draw:line>
        <draw:line draw:style-name="gr6" draw:text-style-name="P1" draw:layer="layout" svg:x1="20.566cm" svg:y1="5.873cm" svg:x2="21cm" svg:y2="6.38cm">
          <text:p/>
        </draw:line>
        <draw:line draw:style-name="gr6" draw:text-style-name="P1" draw:layer="layout" svg:x1="20.594cm" svg:y1="6.4cm" svg:x2="20.972cm" svg:y2="5.853cm">
          <text:p/>
        </draw:line>
        <draw:line draw:style-name="gr7" draw:text-style-name="P2" draw:layer="layout" svg:x1="3.4cm" svg:y1="8.3cm" svg:x2="11.1cm" svg:y2="4.6cm">
          <text:p text:style-name="P2"><text:span text:style-name="T1">Press play</text:span></text:p>
          <text:p text:style-name="P2"><text:span text:style-name="T1"/></text:p>
        </draw:line>
        <draw:line draw:style-name="gr7" draw:text-style-name="P2" draw:layer="layout" svg:x1="12.7cm" svg:y1="9.4cm" svg:x2="13.8cm" svg:y2="6.1cm">
          <text:p text:style-name="P2"><text:span text:style-name="T1">Press Highscore</text:span></text:p>
          <text:p text:style-name="P2"><text:span text:style-name="T1"/></text:p>
        </draw:line>
        <draw:line draw:style-name="gr5" draw:text-style-name="P2" draw:layer="layout" svg:x1="15.7cm" svg:y1="5.8cm" svg:x2="20.2cm" svg:y2="9.6cm">
          <text:p text:style-name="P1"><text:span text:style-name="T1">Press Settings</text:span></text:p>
          <text:p text:style-name="P1"><text:span text:style-name="T1"/></text:p>
        </draw:line>
        <draw:custom-shape draw:style-name="gr8" draw:text-style-name="P3" draw:layer="layout" svg:width="3.2cm" svg:height="2.9cm" svg:x="23.1cm" svg:y="8.7cm">
          <text:p text:style-name="P3"><text:span text:style-name="T2">Select hand</text:span></text:p>
          <text:p text:style-name="P3"><text:span text:style-name="T2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ext-areas="0 0 21600 21600" draw:mirror-vertical="false" draw:mirror-horizontal="false" draw:type="circular-arrow" draw:modifiers="-168.652102798146 140.295749428404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4" draw:layer="layout" svg:width="3.1cm" svg:height="2.8cm" svg:x="18.1cm" svg:y="10.1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Select mode</text:span></text:p>
          <text:p text:style-name="P4"><text:span text:style-name="T2">[fullscreen] / switch to fullscreen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text-areas="0 0 21600 21600" draw:mirror-vertical="false" draw:mirror-horizontal="false" draw:type="circular-arrow" draw:modifiers="-8.45241795793705 -123.39514441383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2" draw:layer="layout" svg:x1="16.4cm" svg:y1="5.3cm" svg:x2="21.3cm" svg:y2="9.5cm">
          <text:p text:style-name="P1"><text:span text:style-name="T1">Press back</text:span></text:p>
          <text:p text:style-name="P1"><text:span text:style-name="T1"/></text:p>
        </draw:line>
        <draw:line draw:style-name="gr7" draw:text-style-name="P2" draw:layer="layout" svg:x1="14.5cm" svg:y1="6.2cm" svg:x2="14.1cm" svg:y2="9.4cm">
          <text:p text:style-name="P1"><text:span text:style-name="T1">Press back</text:span></text:p>
          <text:p text:style-name="P1"><text:span text:style-name="T1"/></text:p>
        </draw:line>
        <draw:line draw:style-name="gr10" draw:text-style-name="P2" draw:layer="layout" svg:x1="4.4cm" svg:y1="8.4cm" svg:x2="11.3cm" svg:y2="5.2cm">
          <text:p text:style-name="P1"><text:span text:style-name="T1">Press back</text:span></text:p>
          <text:p text:style-name="P1"><text:span text:style-name="T1"/></text:p>
        </draw:line>
        <draw:custom-shape draw:style-name="gr11" draw:text-style-name="P1" draw:layer="layout" svg:width="0.9cm" svg:height="0.8cm" svg:x="13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3.8cm" svg:y1="1.8cm" svg:x2="13.8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08:17:02.127000000</meta:creation-date>
    <dc:date>2015-07-01T09:02:40.333000000</dc:date>
    <meta:editing-duration>PT30M26S</meta:editing-duration>
    <meta:editing-cycles>4</meta:editing-cycles>
    <meta:generator>LibreOffice/4.3.7.2$Windows_x86 LibreOffice_project/8a35821d8636a03b8bf4e15b48f59794652c68ba</meta:generator>
    <meta:document-statistic meta:object-count="17"/>
  </office:meta>
</office:document-meta>
</file>